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324180" table:style-name="ce6">
            <text:p>324.180</text:p>
          </table:table-cell>
          <table:table-cell office:value-type="float" office:value="6800" table:style-name="ce6">
            <text:p>6.800</text:p>
          </table:table-cell>
          <table:table-cell office:value-type="float" office:value="330980" table:style-name="ce6">
            <text:p>330.980</text:p>
          </table:table-cell>
          <table:table-cell office:value-type="float" office:value="282995" table:style-name="ce6">
            <text:p>282.995</text:p>
          </table:table-cell>
          <table:table-cell office:value-type="percentage" office:value="0.85502145144721731" table:style-name="ce11">
            <text:p>85,5%</text:p>
          </table:table-cell>
          <table:table-cell office:value-type="float" office:value="67511" table:style-name="ce6">
            <text:p>67.511</text:p>
          </table:table-cell>
          <table:table-cell office:value-type="date" office:date-value="2021-01-28T00:00:00" table:style-name="ce14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55305" table:style-name="ce8">
            <text:p>55.305</text:p>
          </table:table-cell>
          <table:table-cell office:value-type="float" office:value="1200" table:style-name="ce8">
            <text:p>1.200</text:p>
          </table:table-cell>
          <table:table-cell office:value-type="float" office:value="56505" table:style-name="ce8">
            <text:p>56.505</text:p>
          </table:table-cell>
          <table:table-cell office:value-type="float" office:value="53937" table:style-name="ce8">
            <text:p>53.937</text:p>
          </table:table-cell>
          <table:table-cell office:value-type="percentage" office:value="0.95455269445181845" table:style-name="ce12">
            <text:p>95,5%</text:p>
          </table:table-cell>
          <table:table-cell office:value-type="float" office:value="9752" table:style-name="ce8">
            <text:p>9.752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58235" table:style-name="ce8">
            <text:p>58.235</text:p>
          </table:table-cell>
          <table:table-cell office:value-type="float" office:value="1200" table:style-name="ce8">
            <text:p>1.200</text:p>
          </table:table-cell>
          <table:table-cell office:value-type="float" office:value="59435" table:style-name="ce8">
            <text:p>59.435</text:p>
          </table:table-cell>
          <table:table-cell office:value-type="float" office:value="52919" table:style-name="ce8">
            <text:p>52.919</text:p>
          </table:table-cell>
          <table:table-cell office:value-type="percentage" office:value="0.89036762850172457" table:style-name="ce12">
            <text:p>89,0%</text:p>
          </table:table-cell>
          <table:table-cell office:value-type="float" office:value="16266" table:style-name="ce8">
            <text:p>16.266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29610" table:style-name="ce8">
            <text:p>29.610</text:p>
          </table:table-cell>
          <table:table-cell office:value-type="float" office:value="600" table:style-name="ce8">
            <text:p>600</text:p>
          </table:table-cell>
          <table:table-cell office:value-type="float" office:value="30210" table:style-name="ce8">
            <text:p>30.210</text:p>
          </table:table-cell>
          <table:table-cell office:value-type="float" office:value="25041" table:style-name="ce8">
            <text:p>25.041</text:p>
          </table:table-cell>
          <table:table-cell office:value-type="percentage" office:value="0.82889771598808337" table:style-name="ce12">
            <text:p>82,9%</text:p>
          </table:table-cell>
          <table:table-cell office:value-type="float" office:value="4369" table:style-name="ce8">
            <text:p>4.369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64320" table:style-name="ce8">
            <text:p>64.320</text:p>
          </table:table-cell>
          <table:table-cell office:value-type="float" office:value="1300" table:style-name="ce8">
            <text:p>1.300</text:p>
          </table:table-cell>
          <table:table-cell office:value-type="float" office:value="65620" table:style-name="ce8">
            <text:p>65.620</text:p>
          </table:table-cell>
          <table:table-cell office:value-type="float" office:value="60180" table:style-name="ce8">
            <text:p>60.180</text:p>
          </table:table-cell>
          <table:table-cell office:value-type="percentage" office:value="0.91709844559585496" table:style-name="ce12">
            <text:p>91,7%</text:p>
          </table:table-cell>
          <table:table-cell office:value-type="float" office:value="8772" table:style-name="ce8">
            <text:p>8.772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27645" table:style-name="ce8">
            <text:p>27.645</text:p>
          </table:table-cell>
          <table:table-cell office:value-type="float" office:value="500" table:style-name="ce8">
            <text:p>500</text:p>
          </table:table-cell>
          <table:table-cell office:value-type="float" office:value="28145" table:style-name="ce8">
            <text:p>28.145</text:p>
          </table:table-cell>
          <table:table-cell office:value-type="float" office:value="21641" table:style-name="ce8">
            <text:p>21.641</text:p>
          </table:table-cell>
          <table:table-cell office:value-type="percentage" office:value="0.76891099662462248" table:style-name="ce12">
            <text:p>76,9%</text:p>
          </table:table-cell>
          <table:table-cell office:value-type="float" office:value="924" table:style-name="ce8">
            <text:p>924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21395" table:style-name="ce8">
            <text:p>121.395</text:p>
          </table:table-cell>
          <table:table-cell office:value-type="float" office:value="2500" table:style-name="ce8">
            <text:p>2.500</text:p>
          </table:table-cell>
          <table:table-cell office:value-type="float" office:value="123895" table:style-name="ce8">
            <text:p>123.895</text:p>
          </table:table-cell>
          <table:table-cell office:value-type="float" office:value="114743" table:style-name="ce8">
            <text:p>114.743</text:p>
          </table:table-cell>
          <table:table-cell office:value-type="percentage" office:value="0.92613099802251908" table:style-name="ce12">
            <text:p>92,6%</text:p>
          </table:table-cell>
          <table:table-cell office:value-type="float" office:value="25020" table:style-name="ce8">
            <text:p>25.020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82935" table:style-name="ce8">
            <text:p>82.935</text:p>
          </table:table-cell>
          <table:table-cell office:value-type="float" office:value="1700" table:style-name="ce8">
            <text:p>1.700</text:p>
          </table:table-cell>
          <table:table-cell office:value-type="float" office:value="84635" table:style-name="ce8">
            <text:p>84.635</text:p>
          </table:table-cell>
          <table:table-cell office:value-type="float" office:value="77765" table:style-name="ce8">
            <text:p>77.765</text:p>
          </table:table-cell>
          <table:table-cell office:value-type="percentage" office:value="0.91882790807585513" table:style-name="ce12">
            <text:p>91,9%</text:p>
          </table:table-cell>
          <table:table-cell office:value-type="float" office:value="12486" table:style-name="ce8">
            <text:p>12.486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280250" table:style-name="ce8">
            <text:p>280.250</text:p>
          </table:table-cell>
          <table:table-cell office:value-type="float" office:value="5800" table:style-name="ce8">
            <text:p>5.800</text:p>
          </table:table-cell>
          <table:table-cell office:value-type="float" office:value="286050" table:style-name="ce8">
            <text:p>286.050</text:p>
          </table:table-cell>
          <table:table-cell office:value-type="float" office:value="222572" table:style-name="ce8">
            <text:p>222.572</text:p>
          </table:table-cell>
          <table:table-cell office:value-type="percentage" office:value="0.77808774689739557" table:style-name="ce12">
            <text:p>77,8%</text:p>
          </table:table-cell>
          <table:table-cell office:value-type="float" office:value="35424" table:style-name="ce8">
            <text:p>35.424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42930" table:style-name="ce8">
            <text:p>142.930</text:p>
          </table:table-cell>
          <table:table-cell office:value-type="float" office:value="2900" table:style-name="ce8">
            <text:p>2.900</text:p>
          </table:table-cell>
          <table:table-cell office:value-type="float" office:value="145830" table:style-name="ce8">
            <text:p>145.830</text:p>
          </table:table-cell>
          <table:table-cell office:value-type="float" office:value="112272" table:style-name="ce8">
            <text:p>112.272</text:p>
          </table:table-cell>
          <table:table-cell office:value-type="percentage" office:value="0.76988274017691838" table:style-name="ce12">
            <text:p>77,0%</text:p>
          </table:table-cell>
          <table:table-cell office:value-type="float" office:value="11317" table:style-name="ce8">
            <text:p>11.317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50975" table:style-name="ce8">
            <text:p>50.975</text:p>
          </table:table-cell>
          <table:table-cell office:value-type="float" office:value="1000" table:style-name="ce8">
            <text:p>1.000</text:p>
          </table:table-cell>
          <table:table-cell office:value-type="float" office:value="51975" table:style-name="ce8">
            <text:p>51.975</text:p>
          </table:table-cell>
          <table:table-cell office:value-type="float" office:value="41961" table:style-name="ce8">
            <text:p>41.961</text:p>
          </table:table-cell>
          <table:table-cell office:value-type="percentage" office:value="0.80733044733044734" table:style-name="ce12">
            <text:p>80,7%</text:p>
          </table:table-cell>
          <table:table-cell office:value-type="float" office:value="4460" table:style-name="ce8">
            <text:p>4.460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87865" table:style-name="ce8">
            <text:p>87.865</text:p>
          </table:table-cell>
          <table:table-cell office:value-type="float" office:value="1800" table:style-name="ce8">
            <text:p>1.800</text:p>
          </table:table-cell>
          <table:table-cell office:value-type="float" office:value="89665" table:style-name="ce8">
            <text:p>89.665</text:p>
          </table:table-cell>
          <table:table-cell office:value-type="float" office:value="78772" table:style-name="ce8">
            <text:p>78.772</text:p>
          </table:table-cell>
          <table:table-cell office:value-type="percentage" office:value="0.87851447052919196" table:style-name="ce12">
            <text:p>87,9%</text:p>
          </table:table-cell>
          <table:table-cell office:value-type="float" office:value="20268" table:style-name="ce8">
            <text:p>20.268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4105" table:style-name="ce8">
            <text:p>14.105</text:p>
          </table:table-cell>
          <table:table-cell office:value-type="float" office:value="200" table:style-name="ce8">
            <text:p>200</text:p>
          </table:table-cell>
          <table:table-cell office:value-type="float" office:value="14305" table:style-name="ce8">
            <text:p>14.305</text:p>
          </table:table-cell>
          <table:table-cell office:value-type="float" office:value="10820" table:style-name="ce8">
            <text:p>10.820</text:p>
          </table:table-cell>
          <table:table-cell office:value-type="percentage" office:value="0.75637888850052426" table:style-name="ce12">
            <text:p>75,6%</text:p>
          </table:table-cell>
          <table:table-cell office:value-type="float" office:value="1592" table:style-name="ce8">
            <text:p>1.592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228075" table:style-name="ce8">
            <text:p>228.075</text:p>
          </table:table-cell>
          <table:table-cell office:value-type="float" office:value="4700" table:style-name="ce8">
            <text:p>4.700</text:p>
          </table:table-cell>
          <table:table-cell office:value-type="float" office:value="232775" table:style-name="ce8">
            <text:p>232.775</text:p>
          </table:table-cell>
          <table:table-cell office:value-type="float" office:value="183458" table:style-name="ce8">
            <text:p>183.458</text:p>
          </table:table-cell>
          <table:table-cell office:value-type="percentage" office:value="0.78813446461174952" table:style-name="ce12">
            <text:p>78,8%</text:p>
          </table:table-cell>
          <table:table-cell office:value-type="float" office:value="10595" table:style-name="ce8">
            <text:p>10.595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59225" table:style-name="ce8">
            <text:p>59.225</text:p>
          </table:table-cell>
          <table:table-cell office:value-type="float" office:value="1200" table:style-name="ce8">
            <text:p>1.200</text:p>
          </table:table-cell>
          <table:table-cell office:value-type="float" office:value="60425" table:style-name="ce8">
            <text:p>60.425</text:p>
          </table:table-cell>
          <table:table-cell office:value-type="float" office:value="55082" table:style-name="ce8">
            <text:p>55.082</text:p>
          </table:table-cell>
          <table:table-cell office:value-type="percentage" office:value="0.91157633429871743" table:style-name="ce12">
            <text:p>91,2%</text:p>
          </table:table-cell>
          <table:table-cell office:value-type="float" office:value="9264" table:style-name="ce8">
            <text:p>9.264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27645" table:style-name="ce8">
            <text:p>27.645</text:p>
          </table:table-cell>
          <table:table-cell office:value-type="float" office:value="500" table:style-name="ce8">
            <text:p>500</text:p>
          </table:table-cell>
          <table:table-cell office:value-type="float" office:value="28145" table:style-name="ce8">
            <text:p>28.145</text:p>
          </table:table-cell>
          <table:table-cell office:value-type="float" office:value="22430" table:style-name="ce8">
            <text:p>22.430</text:p>
          </table:table-cell>
          <table:table-cell office:value-type="percentage" office:value="0.79694439509682002" table:style-name="ce12">
            <text:p>79,7%</text:p>
          </table:table-cell>
          <table:table-cell office:value-type="float" office:value="3535" table:style-name="ce8">
            <text:p>3.535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74700" table:style-name="ce8">
            <text:p>74.700</text:p>
          </table:table-cell>
          <table:table-cell office:value-type="float" office:value="1400" table:style-name="ce8">
            <text:p>1.400</text:p>
          </table:table-cell>
          <table:table-cell office:value-type="float" office:value="76100" table:style-name="ce8">
            <text:p>76.100</text:p>
          </table:table-cell>
          <table:table-cell office:value-type="float" office:value="53839" table:style-name="ce8">
            <text:p>53.839</text:p>
          </table:table-cell>
          <table:table-cell office:value-type="percentage" office:value="0.70747700394218138" table:style-name="ce12">
            <text:p>70,7%</text:p>
          </table:table-cell>
          <table:table-cell office:value-type="float" office:value="9052" table:style-name="ce8">
            <text:p>9.052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828" table:style-name="ce8">
            <text:p>1.828</text:p>
          </table:table-cell>
          <table:table-cell office:value-type="percentage" office:value="0.83853211009174311" table:style-name="ce12">
            <text:p>83,9%</text:p>
          </table:table-cell>
          <table:table-cell office:value-type="float" office:value="628" table:style-name="ce8">
            <text:p>628</text:p>
          </table:table-cell>
          <table:table-cell office:value-type="date" office:date-value="2021-01-28T00:00:00" table:style-name="ce15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934" table:style-name="ce8">
            <text:p>1.934</text:p>
          </table:table-cell>
          <table:table-cell office:value-type="percentage" office:value="0.88715596330275226" table:style-name="ce12">
            <text:p>88,7%</text:p>
          </table:table-cell>
          <table:table-cell office:value-type="float" office:value="631" table:style-name="ce8">
            <text:p>631</text:p>
          </table:table-cell>
          <table:table-cell office:value-type="date" office:date-value="2021-01-28T00:00:00" table:style-name="ce16">
            <text:p>28/01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1733355" table:style-name="ce10">
            <text:p>1.733.355</text:p>
          </table:table-cell>
          <table:table-cell office:value-type="float" office:value="35700" table:style-name="ce10">
            <text:p>35.700</text:p>
          </table:table-cell>
          <table:table-cell office:value-type="float" office:value="1769055" table:style-name="ce10">
            <text:p>1.769.055</text:p>
          </table:table-cell>
          <table:table-cell office:value-type="float" office:value="1474189" table:style-name="ce10">
            <text:p>1.474.189</text:p>
          </table:table-cell>
          <table:table-cell office:value-type="percentage" office:value="0.83332004940490823" table:style-name="ce13">
            <text:p>83,3%</text:p>
          </table:table-cell>
          <table:table-cell office:value-type="float" office:value="251866" table:style-name="ce10">
            <text:p>251.866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29T16:02:59Z</dc:date>
  </office:meta>
</office:document-meta>
</file>